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8aa9" officeooo:paragraph-rsid="000a8aa9"/>
    </style:style>
    <style:style style:name="P2" style:family="paragraph" style:parent-style-name="Standard">
      <style:text-properties officeooo:rsid="000c7c9b" officeooo:paragraph-rsid="000c7c9b"/>
    </style:style>
    <style:style style:name="P3" style:family="paragraph" style:parent-style-name="Standard" style:list-style-name="L2">
      <style:text-properties officeooo:rsid="000c7c9b" officeooo:paragraph-rsid="000c7c9b"/>
    </style:style>
    <style:style style:name="P4" style:family="paragraph" style:parent-style-name="Standard" style:list-style-name="L2">
      <style:text-properties officeooo:rsid="000c83e4" officeooo:paragraph-rsid="000c83e4"/>
    </style:style>
    <style:style style:name="P5" style:family="paragraph" style:parent-style-name="Standard">
      <style:text-properties officeooo:rsid="000c83e4" officeooo:paragraph-rsid="000c83e4"/>
    </style:style>
    <style:style style:name="P6" style:family="paragraph" style:parent-style-name="Standard" style:list-style-name="L3">
      <style:text-properties officeooo:rsid="000c83e4" officeooo:paragraph-rsid="000c83e4"/>
    </style:style>
    <style:style style:name="P7" style:family="paragraph" style:parent-style-name="Standard" style:list-style-name="L4">
      <style:text-properties officeooo:rsid="000c83e4" officeooo:paragraph-rsid="000c83e4"/>
    </style:style>
    <style:style style:name="P8" style:family="paragraph" style:parent-style-name="Standard" style:list-style-name="L5">
      <style:text-properties officeooo:rsid="000c83e4" officeooo:paragraph-rsid="000c83e4"/>
    </style:style>
    <style:style style:name="P9" style:family="paragraph" style:parent-style-name="Standard" style:list-style-name="L4">
      <style:text-properties officeooo:rsid="000e5b96" officeooo:paragraph-rsid="000e5b96"/>
    </style:style>
    <style:style style:name="P10" style:family="paragraph" style:parent-style-name="Standard">
      <style:text-properties officeooo:rsid="000e5b96" officeooo:paragraph-rsid="000e5b96"/>
    </style:style>
    <style:style style:name="P11" style:family="paragraph" style:parent-style-name="Standard">
      <style:text-properties officeooo:rsid="000e5b96" officeooo:paragraph-rsid="000c83e4"/>
    </style:style>
    <style:style style:name="P12" style:family="paragraph" style:parent-style-name="Standard" style:list-style-name="L6">
      <style:text-properties officeooo:rsid="000e5b96" officeooo:paragraph-rsid="000e5b96"/>
    </style:style>
    <style:style style:name="P13" style:family="paragraph" style:parent-style-name="Standard" style:list-style-name="L7">
      <style:text-properties officeooo:rsid="000e5b96" officeooo:paragraph-rsid="000e5b96"/>
    </style:style>
    <style:style style:name="P14" style:family="paragraph" style:parent-style-name="Standard">
      <style:paragraph-properties fo:break-before="page"/>
      <style:text-properties officeooo:rsid="000c7c9b" officeooo:paragraph-rsid="000c7c9b"/>
    </style:style>
    <style:style style:name="P15" style:family="paragraph" style:parent-style-name="Standard">
      <style:paragraph-properties fo:break-before="page"/>
      <style:text-properties officeooo:rsid="000c83e4" officeooo:paragraph-rsid="000c83e4"/>
    </style:style>
    <style:style style:name="T1" style:family="text">
      <style:text-properties officeooo:rsid="000c7c9b"/>
    </style:style>
    <style:style style:name="T2" style:family="text">
      <style:text-properties officeooo:rsid="000c83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 2 :</text:p>
      <text:p text:style-name="P1">Comment les scientifiques ont-ils pu obtenir <text:span text:style-name="T1">la lignée de maïs à haute teneur en huile et celle à basse teneur en huile ? </text:span></text:p>
      <text:p text:style-name="P1"/>
      <text:p text:style-name="P2"/>
      <text:p text:style-name="P2">On observe qu’au début, tous les maïs ont la même teneur en huile, et que deux lignées se sont formées au fil des générations : Une lignée dont la teneur en huile atteint les 20 %, et une autre allant jusque 0,1 %</text:p>
      <text:p text:style-name="P2"/>
      <text:p text:style-name="P2">Il y a donc eu une sélection massale </text:p>
      <text:p text:style-name="P2">Ils ont pris des plans de maïs, ils les ont croisés, et ont fait une sélection génétique. </text:p>
      <text:p text:style-name="P2">Ils ont séparés les maïs en deux plans : Ceux qui ont une haute teneur, et ceux qui ont une plus faible teneur. </text:p>
      <text:p text:style-name="P2">Et ils ont fait se reproduire les maïs entre eux au sein de chaque plan.</text:p>
      <text:p text:style-name="P2"/>
      <text:p text:style-name="P2">Cela suppose donc que la teneur en huile est d’origine génétique </text:p>
      <text:p text:style-name="P2"/>
      <text:p text:style-name="P2"/>
      <text:p text:style-name="P2"/>
      <text:p text:style-name="P2">//</text:p>
      <text:p text:style-name="P2"/>
      <text:p text:style-name="P2"/>
      <text:p text:style-name="P2"/>
      <text:p text:style-name="P14">Ex 3 :</text:p>
      <text:p text:style-name="P2"/>
      <text:p text:style-name="P2">Doc 1 :</text:p>
      <text:list xml:id="list7138881745711210338" text:style-name="L2">
        <text:list-item>
          <text:p text:style-name="P3">Plein champ → référence </text:p>
        </text:list-item>
        <text:list-item>
          <text:p text:style-name="P3">Sous abris → masse et nb d’akènes plus faibles </text:p>
          <text:list>
            <text:list-item>
              <text:p text:style-name="P3">Rapport masse / nb d’akènes ?</text:p>
            </text:list-item>
          </text:list>
        </text:list-item>
      </text:list>
      <text:p text:style-name="P2"/>
      <text:p text:style-name="P2">Doc 2 :</text:p>
      <text:list xml:id="list111403736986836" text:continue-numbering="true" text:style-name="L2">
        <text:list-item>
          <text:p text:style-name="P3">M<text:span text:style-name="T2">asse fraise + élevé quand nb d’akènes fécondés + élevé </text:span></text:p>
          <text:list>
            <text:list-item>
              <text:p text:style-name="P4">La fécondation des akènes induit une augmentation de la masse, et donc du volume, de la fraise</text:p>
            </text:list-item>
          </text:list>
        </text:list-item>
      </text:list>
      <text:p text:style-name="P5"/>
      <text:p text:style-name="P5">Doc 3 :</text:p>
      <text:list xml:id="list111404212859004" text:continue-numbering="true" text:style-name="L2">
        <text:list-item>
          <text:p text:style-name="P4">Fraise intacte → référence</text:p>
        </text:list-item>
        <text:list-item>
          <text:p text:style-name="P4">Akènes enlevés à droite → Partie droite de la fraise atrophiée </text:p>
        </text:list-item>
        <text:list-item>
          <text:p text:style-name="P4">Akènes tous enlevés → Fraise entière atrophiée </text:p>
          <text:list>
            <text:list-item>
              <text:p text:style-name="P4">Les akènes contribuent à donner du volume à la fraise </text:p>
            </text:list-item>
            <text:list-item>
              <text:p text:style-name="P4">Là où il y a des akènes, la fraise gagne en volume</text:p>
            </text:list-item>
          </text:list>
        </text:list-item>
        <text:list-item>
          <text:p text:style-name="P4">Akènes tous enlevés + auxine appliquée → Fraise normale (sans les akènes) </text:p>
          <text:list>
            <text:list-item>
              <text:p text:style-name="P4">Les akènes produisent de l’auxine, et c’est cette auxine qui provoque ce gain en masse et en volume de la fraise </text:p>
            </text:list-item>
          </text:list>
        </text:list-item>
      </text:list>
      <text:p text:style-name="P5"/>
      <text:p text:style-name="P5">Donc :</text:p>
      <text:list xml:id="list8378780699815444031" text:style-name="L3">
        <text:list-item>
          <text:p text:style-name="P6">Le mode de pollinisation des fraises est une auto-fécondation, </text:p>
        </text:list-item>
      </text:list>
      <text:p text:style-name="P5"/>
      <text:p text:style-name="P5"/>
      <text:p text:style-name="P5"/>
      <text:p text:style-name="P15">Ex 3</text:p>
      <text:p text:style-name="P5">Correction</text:p>
      <text:p text:style-name="P5"/>
      <text:p text:style-name="P5">Termes</text:p>
      <text:list xml:id="list6959254666620635861" text:style-name="L5">
        <text:list-item>
          <text:p text:style-name="P8">Insecte, pollinisation </text:p>
        </text:list-item>
        <text:list-item>
          <text:p text:style-name="P8">Vent </text:p>
        </text:list-item>
        <text:list-item>
          <text:p text:style-name="P8">Fécondation </text:p>
          <text:list>
            <text:list-item>
              <text:p text:style-name="P8">Pollen </text:p>
            </text:list-item>
            <text:list-item>
              <text:p text:style-name="P8">Ovaire </text:p>
            </text:list-item>
          </text:list>
        </text:list-item>
        <text:list-item>
          <text:p text:style-name="P8">Fruit</text:p>
        </text:list-item>
      </text:list>
      <text:p text:style-name="P5"/>
      <text:p text:style-name="P5">Doc 1</text:p>
      <text:list xml:id="list7493751466726432146" text:style-name="L4">
        <text:list-item>
          <text:p text:style-name="P7">Tableau → Comparaison </text:p>
        </text:list-item>
        <text:list-item>
          <text:p text:style-name="P7">On observe que : </text:p>
          <text:list>
            <text:list-item>
              <text:p text:style-name="P7">La masse moyenne des fruits est 12 fois + important en plein champ </text:p>
              <text:p text:style-name="P9">nb d’akènes //</text:p>
            </text:list-item>
          </text:list>
        </text:list-item>
        <text:list-item>
          <text:p text:style-name="P7">Donc : </text:p>
          <text:list>
            <text:list-item>
              <text:p text:style-name="P7">La culture en plein champ favorise la reproduction des fraises, ainsi que la croissance du fruit </text:p>
            </text:list-item>
          </text:list>
        </text:list-item>
        <text:list-item>
          <text:p text:style-name="P7">On sait que : </text:p>
          <text:list>
            <text:list-item>
              <text:p text:style-name="P7">Lorsque la culture n’est pas protégée, le pollen peut être transporté par le vent et/ou les insectes </text:p>
            </text:list-item>
          </text:list>
        </text:list-item>
        <text:list-item>
          <text:p text:style-name="P7">On en déduit que : </text:p>
          <text:list>
            <text:list-item>
              <text:p text:style-name="P7">La reproduction des fraises nécessite la présence d’agents extérieurs (insectes et/ou vent) </text:p>
            </text:list-item>
          </text:list>
        </text:list-item>
      </text:list>
      <text:p text:style-name="P11"/>
      <text:p text:style-name="P10">Doc 2</text:p>
      <text:list xml:id="list2210688523105841886" text:style-name="L6">
        <text:list-item>
          <text:p text:style-name="P12">On observe que :</text:p>
          <text:list>
            <text:list-item>
              <text:p text:style-name="P12">50 akènes → 10-15 g</text:p>
            </text:list-item>
            <text:list-item>
              <text:p text:style-name="P12">300 akènes → 20-30 g</text:p>
            </text:list-item>
          </text:list>
        </text:list-item>
        <text:list-item>
          <text:p text:style-name="P12">Donc :</text:p>
          <text:list>
            <text:list-item>
              <text:p text:style-name="P12">La présence d’akènes joue un rôle dans la croissance du fruit </text:p>
            </text:list-item>
          </text:list>
        </text:list-item>
      </text:list>
      <text:p text:style-name="P10"/>
      <text:p text:style-name="P10">Doc 3</text:p>
      <text:list xml:id="list6824908233299249135" text:style-name="L7">
        <text:list-item>
          <text:p text:style-name="P13">On observe que :</text:p>
          <text:list>
            <text:list-item>
              <text:p text:style-name="P13">Fleur de fraisier : Grand nombre de carpelles, portés par le réceptacle floral </text:p>
            </text:list-item>
          </text:list>
        </text:list-item>
        <text:list-item>
          <text:p text:style-name="P13">On sait que :</text:p>
          <text:list>
            <text:list-item>
              <text:p text:style-name="P13">Les carpelles contiennent les ovules, les gamètes </text:p>
            </text:list-item>
          </text:list>
        </text:list-item>
        <text:list-item>
          <text:p text:style-name="P13">On observe que : </text:p>
          <text:list>
            <text:list-item>
              <text:p text:style-name="P13">Le réceptacle charnu qui va être consommé correspond au réceptacle floral </text:p>
            </text:list-item>
            <text:list-item>
              <text:p text:style-name="P13">Les akènes sont à la surface du fruit </text:p>
            </text:list-item>
          </text:list>
        </text:list-item>
        <text:list-item>
          <text:p text:style-name="P13">On sait que //</text:p>
        </text:list-item>
        <text:list-item>
          <text:p text:style-name="P13">On en déduit :</text:p>
          <text:list>
            <text:list-item>
              <text:p text:style-name="P13">Après la fécondation, la paroi de l’ovaire charnu va porter les graines </text:p>
            </text:list-item>
          </text:list>
          <text:p text:style-name="P13"/>
        </text:list-item>
        <text:list-item>
          <text:p text:style-name="P13">On observe que :</text:p>
          <text:list>
            <text:list-item>
              <text:p text:style-name="P13">Pas de croissance de la fraise quand pas d’akènes </text:p>
            </text:list-item>
          </text:list>
        </text:list-item>
        <text:list-item>
          <text:p text:style-name="P13">Donc :</text:p>
          <text:list>
            <text:list-item>
              <text:p text:style-name="P13">Akènes indispensables </text:p>
            </text:list-item>
          </text:list>
        </text:list-item>
        <text:list-item>
          <text:p text:style-name="P13">On observe que si pas d’akènes mais ajout d’auxine : </text:p>
          <text:list>
            <text:list-item>
              <text:p text:style-name="P13">développement quasi identique à fraise normale</text:p>
            </text:list-item>
          </text:list>
        </text:list-item>
        <text:list-item>
          <text:p text:style-name="P13">Donc : </text:p>
          <text:list>
            <text:list-item>
              <text:p text:style-name="P13">Akènes contribuent à la croissance du fruit en produisant des auxines </text:p>
            </text:list-item>
          </text:list>
        </text:list-item>
      </text:list>
      <text:p text:style-name="P10"><text:soft-page-break/></text:p>
      <text:p text:style-name="P10">Ce sont des agents pollinisateurs qui contribuent à la reproduction des fraises </text:p>
      <text:p text:style-name="P10"/>
      <text:p text:style-name="P10">Les graines sont sur le fruit, et pas dedans </text:p>
      <text:p text:style-name="P10">Ces graines produisent l’hormone auxine, qui stimule le développement du fruit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0:32:12.470000000</meta:creation-date>
    <dc:date>2019-06-04T11:14:02.089000000</dc:date>
    <meta:editing-duration>PT9M8S</meta:editing-duration>
    <meta:editing-cycles>1</meta:editing-cycles>
    <meta:document-statistic meta:table-count="0" meta:image-count="0" meta:object-count="0" meta:page-count="4" meta:paragraph-count="76" meta:word-count="615" meta:character-count="3073" meta:non-whitespace-character-count="2543"/>
    <meta:generator>LibreOffice/5.1.6.2$Windows_x86 LibreOffice_project/07ac168c60a517dba0f0d7bc7540f5afa45f0909</meta:generator>
  </office:meta>
</office:document-meta>
</file>